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ff3333" style:font-name="Liberation Sans" fo:font-weight="bold" style:font-name-asian="Droid Sans Fallback" style:font-weight-asian="bold" style:font-name-complex="FreeSans" style:font-weight-complex="bold"/>
    </style:style>
    <style:style style:name="ce2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color="#dd4814" fo:font-weight="bold" style:font-weight-asian="bold" style:font-weight-complex="bold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fo:background-color="#ffcccc"/>
    </style:style>
    <style:style style:name="ce6" style:family="table-cell" style:parent-style-name="Default" style:data-style-name="N37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color="#00cc00" fo:font-weight="bold" style:font-weight-asian="bold" style:font-weight-complex="bold"/>
    </style:style>
    <style:style style:name="ce9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cm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fo:background-color="#eeeeee" fo:border="0.06pt solid #000000"/>
      <style:text-properties fo:color="#00cc00"/>
    </style:style>
    <style:style style:name="ce11" style:family="table-cell" style:parent-style-name="Default">
      <style:table-cell-properties fo:background-color="#ffcccc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dddddd" fo:border="0.06pt solid #000000"/>
      <style:text-properties fo:color="#dd4814" fo:font-weight="bold" style:font-weight-asian="bold" style:font-weight-complex="bold"/>
    </style:style>
    <style:style style:name="ce14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color="#0000cc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1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1" table:visibility="collapse" table:number-columns-repeated="5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Jaimin Modi- Trainee (Android)</text:p>
          </table:table-cell>
          <table:covered-table-cell table:number-columns-repeated="3" table:style-name="ce7"/>
          <table:table-cell table:style-name="ce7" table:number-columns-repeated="5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9" table:number-rows-spanned="1">
            <text:p>TOTAL DAYS OF TRAINING</text:p>
          </table:table-cell>
          <table:covered-table-cell table:number-columns-repeated="8" table:style-name="ce7"/>
          <table:table-cell table:number-columns-repeated="4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AYS COUNT</text:p>
          </table:table-cell>
          <table:table-cell table:style-name="ce3" office:value-type="string" calcext:value-type="string">
            <text:p>Day</text:p>
          </table:table-cell>
          <table:table-cell table:style-name="ce13" office:value-type="string" calcext:value-type="string">
            <text:p>Description</text:p>
          </table:table-cell>
          <table:table-cell table:number-columns-repeated="9"/>
        </table:table-row>
        <table:table-row table:style-name="ro1">
          <table:table-cell office:value-type="date" office:date-value="2015-03-17" calcext:value-type="date">
            <text:p>17/03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6"/>
          <table:table-cell table:style-name="ce14" office:value-type="string" calcext:value-type="string" table:number-columns-spanned="3" table:number-rows-spanned="1">
            <text:p>WD : Working Day</text:p>
          </table:table-cell>
          <table:covered-table-cell table:number-columns-repeated="2"/>
        </table:table-row>
        <table:table-row table:style-name="ro1">
          <table:table-cell office:value-type="date" office:date-value="2015-03-18" calcext:value-type="date">
            <text:p>18/03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19" calcext:value-type="date">
            <text:p>19/03/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0" calcext:value-type="date">
            <text:p>20/03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3" calcext:value-type="date">
            <text:p>23/03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4" calcext:value-type="date">
            <text:p>24/03/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5" calcext:value-type="date">
            <text:p>25/03/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6" calcext:value-type="date">
            <text:p>26/03/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7" calcext:value-type="date">
            <text:p>27/03/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30" calcext:value-type="date">
            <text:p>30/03/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31" calcext:value-type="date">
            <text:p>31/03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1" calcext:value-type="date">
            <text:p>01/04/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2" calcext:value-type="date">
            <text:p>02/04/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3" calcext:value-type="date">
            <text:p>03/04/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7" calcext:value-type="date">
            <text:p>07/04/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8" calcext:value-type="date">
            <text:p>08/04/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9" calcext:value-type="date">
            <text:p>09/04/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0" calcext:value-type="date">
            <text:p>10/04/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3" calcext:value-type="date">
            <text:p>13/04/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4" calcext:value-type="date">
            <text:p>14/04/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5" calcext:value-type="date">
            <text:p>15/04/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6" calcext:value-type="date">
            <text:p>16/04/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0" calcext:value-type="date">
            <text:p>20/04/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table:style-name="ce5" office:value-type="date" office:date-value="2015-04-21" calcext:value-type="date">
            <text:p>21/04/15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Tuesday</text:p>
          </table:table-cell>
          <table:table-cell table:style-name="ce11" office:value-type="string" calcext:value-type="string">
            <text:p>LEAVE : project practice</text:p>
          </table:table-cell>
          <table:table-cell table:number-columns-repeated="9"/>
        </table:table-row>
        <table:table-row table:style-name="ro1">
          <table:table-cell office:value-type="date" office:date-value="2015-04-22" calcext:value-type="date">
            <text:p>22/04/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table:style-name="ce5" office:value-type="date" office:date-value="2015-04-23" calcext:value-type="date">
            <text:p>23/04/15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Thursday</text:p>
          </table:table-cell>
          <table:table-cell table:style-name="ce11" office:value-type="string" calcext:value-type="string">
            <text:p>LEAVE : project submition</text:p>
          </table:table-cell>
          <table:table-cell table:number-columns-repeated="9"/>
        </table:table-row>
        <table:table-row table:style-name="ro1">
          <table:table-cell office:value-type="date" office:date-value="2015-04-24" calcext:value-type="date">
            <text:p>24/04/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7" calcext:value-type="date">
            <text:p>27/04/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8" calcext:value-type="date">
            <text:p>28/04/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9" calcext:value-type="date">
            <text:p>29/04/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30" calcext:value-type="date">
            <text:p>30/04/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1" calcext:value-type="date">
            <text:p>01/05/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4" calcext:value-type="date">
            <text:p>04/05/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5" calcext:value-type="date">
            <text:p>05/05/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7" calcext:value-type="date">
            <text:p>07/05/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8" calcext:value-type="date">
            <text:p>08/05/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9" calcext:value-type="date">
            <text:p>09/05/15</text:p>
          </table:table-cell>
          <table:table-cell office:value-type="float" office:value="38" calcext:value-type="float">
            <text:p>38</text:p>
          </table:table-cell>
          <table:table-cell table:style-name="ce12" office:value-type="string" calcext:value-type="string">
            <text:p>Satur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0" calcext:value-type="date">
            <text:p>10/05/15</text:p>
          </table:table-cell>
          <table:table-cell office:value-type="float" office:value="39" calcext:value-type="float">
            <text:p>39</text:p>
          </table:table-cell>
          <table:table-cell table:style-name="ce12" office:value-type="string" calcext:value-type="string">
            <text:p>Sun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1" calcext:value-type="date">
            <text:p>11/05/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2" calcext:value-type="date">
            <text:p>12/05/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3" calcext:value-type="date">
            <text:p>13/05/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4" calcext:value-type="date">
            <text:p>14/05/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6" calcext:value-type="date">
            <text:p>16/05/15</text:p>
          </table:table-cell>
          <table:table-cell office:value-type="float" office:value="45" calcext:value-type="float">
            <text:p>45</text:p>
          </table:table-cell>
          <table:table-cell table:style-name="ce12" office:value-type="string" calcext:value-type="string">
            <text:p>Satur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7" calcext:value-type="date">
            <text:p>17/05/15</text:p>
          </table:table-cell>
          <table:table-cell office:value-type="float" office:value="46" calcext:value-type="float">
            <text:p>46</text:p>
          </table:table-cell>
          <table:table-cell table:style-name="ce12" office:value-type="string" calcext:value-type="string">
            <text:p>Sun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8" calcext:value-type="date">
            <text:p>18/05/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9" calcext:value-type="date">
            <text:p>19/05/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2" calcext:value-type="date">
            <text:p>22/05/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3" calcext:value-type="date">
            <text:p>23/05/15</text:p>
          </table:table-cell>
          <table:table-cell office:value-type="float" office:value="50" calcext:value-type="float">
            <text:p>50</text:p>
          </table:table-cell>
          <table:table-cell table:style-name="ce12" office:value-type="string" calcext:value-type="string">
            <text:p>Saturday</text:p>
          </table:table-cell>
          <table:table-cell office:value-type="string" calcext:value-type="string">
            <text:p>WD </text:p>
          </table:table-cell>
          <table:table-cell table:number-columns-repeated="9"/>
        </table:table-row>
        <table:table-row table:style-name="ro1">
          <table:table-cell office:value-type="date" office:date-value="2015-05-25" calcext:value-type="date">
            <text:p>25/05/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table:style-name="ce5" office:value-type="date" office:date-value="2015-05-26" calcext:value-type="date">
            <text:p>26/05/15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Tuesday</text:p>
          </table:table-cell>
          <table:table-cell table:style-name="ce11" office:value-type="string" calcext:value-type="string">
            <text:p>LEAVE : poor health</text:p>
          </table:table-cell>
          <table:table-cell table:number-columns-repeated="9"/>
        </table:table-row>
        <table:table-row table:style-name="ro1">
          <table:table-cell office:value-type="date" office:date-value="2015-05-27" calcext:value-type="date">
            <text:p>27/05/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8" calcext:value-type="date">
            <text:p>28/05/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9" calcext:value-type="date">
            <text:p>29/05/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1" calcext:value-type="date">
            <text:p>01/06/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2" calcext:value-type="date">
            <text:p>02/06/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3" calcext:value-type="date">
            <text:p>03/06/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4" calcext:value-type="date">
            <text:p>04/06/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5" calcext:value-type="date">
            <text:p>05/06/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9" calcext:value-type="date">
            <text:p>09/06/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0" calcext:value-type="date">
            <text:p>10/06/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1" calcext:value-type="date">
            <text:p>11/06/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6" calcext:value-type="date">
            <text:p>16/06/1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7" calcext:value-type="date">
            <text:p>17/06/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8" calcext:value-type="date">
            <text:p>18/06/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3" calcext:value-type="date">
            <text:p>23/06/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9" calcext:value-type="date">
            <text:p>29/06/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30" calcext:value-type="date">
            <text:p>30/06/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table:style-name="ce6" office:value-type="date" office:date-value="2015-07-09" calcext:value-type="date">
            <text:p>09/07/1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10" calcext:value-type="date">
            <text:p>10/07/1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13" calcext:value-type="date">
            <text:p>13/07/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14" calcext:value-type="date">
            <text:p>14/07/1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15" calcext:value-type="date">
            <text:p>15/07/1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 table:number-rows-repeated="34">
          <table:table-cell table:style-name="Default"/>
          <table:table-cell table:style-name="ce10"/>
          <table:table-cell table:number-columns-repeated="11"/>
        </table:table-row>
        <table:table-row table:style-name="ro1">
          <table:table-cell table:style-name="Default"/>
          <table:table-cell table:style-name="ce10"/>
          <table:table-cell table:number-columns-repeated="8"/>
          <table:table-cell table:style-name="ce14" office:value-type="string" calcext:value-type="string" table:number-columns-spanned="3" table:number-rows-spanned="1">
            <text:p>WD : Working Day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09:30:20.2344169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0:54:52.311941431</meta:creation-date>
    <dc:date>2015-07-15T09:31:54.552478279</dc:date>
    <meta:editing-duration>PT42M43S</meta:editing-duration>
    <meta:editing-cycles>43</meta:editing-cycles>
    <meta:generator>LibreOffice/4.2.7.2$Linux_X86_64 LibreOffice_project/420m0$Build-2</meta:generator>
    <meta:document-statistic meta:table-count="1" meta:cell-count="368" meta:object-count="0"/>
  </office:meta>
</office:document-meta>
</file>